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C3000008070BEE62D5.jpg" manifest:media-type=""/>
  <manifest:file-entry manifest:full-path="Pictures/100000000000078F0000063FF205BC8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Heading_20_1">
      <style:text-properties officeooo:rsid="001bed9e"/>
    </style:style>
    <style:style style:name="P4" style:family="paragraph" style:parent-style-name="Text_20_body">
      <style:text-properties officeooo:rsid="001a23b3" officeooo:paragraph-rsid="001a23b3"/>
    </style:style>
    <style:style style:name="P5" style:family="paragraph" style:parent-style-name="Text_20_body">
      <style:text-properties officeooo:rsid="001bed9e"/>
    </style:style>
    <style:style style:name="P6" style:family="paragraph" style:parent-style-name="Title" style:master-page-name="Standard">
      <style:paragraph-properties style:page-number="auto"/>
      <style:text-properties officeooo:rsid="001a23b3" officeooo:paragraph-rsid="0020a5dc"/>
    </style:style>
    <style:style style:name="P7" style:family="paragraph" style:parent-style-name="Heading_20_1">
      <style:text-properties officeooo:rsid="001bed9e" officeooo:paragraph-rsid="0020a5dc"/>
    </style:style>
    <style:style style:name="P8" style:family="paragraph" style:parent-style-name="Heading_20_1">
      <style:text-properties officeooo:rsid="001bed9e" officeooo:paragraph-rsid="001bed9e"/>
    </style:style>
    <style:style style:name="P9" style:family="paragraph" style:parent-style-name="Text_20_body">
      <style:text-properties officeooo:rsid="001bed9e"/>
    </style:style>
    <style:style style:name="P10" style:family="paragraph" style:parent-style-name="Text_20_body">
      <style:text-properties officeooo:rsid="001a23b3" officeooo:paragraph-rsid="001a23b3"/>
    </style:style>
    <style:style style:name="T1" style:family="text">
      <style:text-properties officeooo:rsid="0020a5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Case Diagramme</text:p>
      <text:h text:style-name="Heading_20_1" text:outline-level="1"><text:span text:style-name="T1">Menü UseCases</text:span></text:h>
      <text:p text:style-name="P4"><draw:frame draw:style-name="fr1" draw:name="Grafik5" text:anchor-type="paragraph" svg:x="-0.878cm" svg:y="0.028cm" svg:width="18.195cm" svg:height="13.7cm" draw:z-index="1"><draw:image xlink:href="Pictures/100000000000078F0000063FF205BC83.jpg" xlink:type="simple" xlink:show="embed" xlink:actuate="onLoad"/></draw:frame></text:p>
      <text:h text:style-name="P7" text:outline-level="1"><text:soft-page-break/><text:span text:style-name="T1">Haupt UseCases</text:span></text:h>
      <text:p text:style-name="P5"><draw:frame draw:style-name="fr1" draw:name="Grafik3" text:anchor-type="paragraph" svg:x="-2.394cm" svg:y="0.39cm" svg:width="20.364cm" svg:height="16.887cm" draw:z-index="0"><draw:image xlink:href="Pictures/10000000000009C3000008070BEE62D5.jpg" xlink:type="simple" xlink:show="embed" xlink:actuate="onLoad"/></draw:frame></text:p>
      <text:h text:style-name="P8" text:outline-level="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7</meta:editing-cycles>
    <meta:creation-date>2012-09-24T08:02:00</meta:creation-date>
    <dc:date>2012-10-23T11:16:52.08</dc:date>
    <meta:editing-duration>PT53M47S</meta:editing-duration>
    <meta:generator>LibreOffice/3.6$Windows_x86 LibreOffice_project/e29a214-2bbed72-0621de6-a97528c-8f066d</meta:generator>
    <meta:document-statistic meta:table-count="1" meta:image-count="2" meta:object-count="0" meta:page-count="2" meta:paragraph-count="8" meta:word-count="25" meta:character-count="194" meta:non-whitespace-character-count="172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